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465in" fo:margin-left="-0.0174in" fo:margin-right="-0.0042in" table:align="margins"/>
    </style:style>
    <style:style style:name="Table1.A" style:family="table-column">
      <style:table-column-properties style:column-width="3.6229in" style:rel-column-width="5217*"/>
    </style:style>
    <style:style style:name="Table1.B" style:family="table-column">
      <style:table-column-properties style:column-width="0.7792in" style:rel-column-width="1122*"/>
    </style:style>
    <style:style style:name="Table1.C" style:family="table-column">
      <style:table-column-properties style:column-width="0.8063in" style:rel-column-width="1161*"/>
    </style:style>
    <style:style style:name="Table1.D" style:family="table-column">
      <style:table-column-properties style:column-width="1.7382in" style:rel-column-width="25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D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465in" fo:margin-left="-0.0174in" fo:margin-right="-0.0042in" table:align="margins"/>
    </style:style>
    <style:style style:name="Table2.A" style:family="table-column">
      <style:table-column-properties style:column-width="3.6229in" style:rel-column-width="5217*"/>
    </style:style>
    <style:style style:name="Table2.B" style:family="table-column">
      <style:table-column-properties style:column-width="0.7792in" style:rel-column-width="1122*"/>
    </style:style>
    <style:style style:name="Table2.C" style:family="table-column">
      <style:table-column-properties style:column-width="0.8063in" style:rel-column-width="1161*"/>
    </style:style>
    <style:style style:name="Table2.D" style:family="table-column">
      <style:table-column-properties style:column-width="1.7382in" style:rel-column-width="25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D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465in" fo:margin-left="-0.0174in" fo:margin-right="-0.0042in" table:align="margins"/>
    </style:style>
    <style:style style:name="Table3.A" style:family="table-column">
      <style:table-column-properties style:column-width="3.6229in" style:rel-column-width="5217*"/>
    </style:style>
    <style:style style:name="Table3.B" style:family="table-column">
      <style:table-column-properties style:column-width="0.7792in" style:rel-column-width="1122*"/>
    </style:style>
    <style:style style:name="Table3.C" style:family="table-column">
      <style:table-column-properties style:column-width="0.8063in" style:rel-column-width="1161*"/>
    </style:style>
    <style:style style:name="Table3.D" style:family="table-column">
      <style:table-column-properties style:column-width="1.7382in" style:rel-column-width="25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D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background-color="#ffffff"/>
    </style:style>
    <style:style style:name="P2" style:family="paragraph" style:parent-style-name="Standard">
      <style:text-properties fo:background-color="#ffff99"/>
    </style:style>
    <style:style style:name="P3" style:family="paragraph" style:parent-style-name="Standard">
      <style:text-properties style:text-underline-style="none" fo:font-weight="normal" fo:background-color="#ffffff" style:font-weight-asian="normal" style:font-weight-complex="normal"/>
    </style:style>
    <style:style style:name="P4" style:family="paragraph" style:parent-style-name="Standard">
      <style:paragraph-properties fo:line-height="200%"/>
      <style:text-properties style:text-underline-style="none" fo:font-weight="normal" fo:background-color="#ffffff" style:font-weight-asian="normal" style:font-weight-complex="normal"/>
    </style:style>
    <style:style style:name="P5" style:family="paragraph" style:parent-style-name="Standard">
      <style:text-properties style:text-underline-style="none" fo:font-weight="bold" fo:background-color="#ffffff" style:font-weight-asian="bold" style:font-weight-complex="bold"/>
    </style:style>
    <style:style style:name="P6" style:family="paragraph" style:parent-style-name="Standard">
      <style:text-properties fo:font-weight="bold" fo:background-color="#ffffff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fo:background-color="#ffffff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fo:background-color="#ffffff" style:font-weight-asian="bold" style:font-weight-complex="bold"/>
    </style:style>
    <style:style style:name="P9" style:family="paragraph" style:parent-style-name="Standard">
      <style:paragraph-properties fo:line-height="200%"/>
      <style:text-properties style:text-underline-style="solid" style:text-underline-width="auto" style:text-underline-color="font-color" fo:font-weight="bold" fo:background-color="#ffffff" style:font-weight-asian="bold" style:font-weight-complex="bold"/>
    </style:style>
    <style:style style:name="P10" style:family="paragraph" style:parent-style-name="Standard">
      <style:text-properties fo:background-color="#ffffff"/>
    </style:style>
    <style:style style:name="P11" style:family="paragraph" style:parent-style-name="Standard">
      <style:text-properties fo:font-style="italic" fo:font-weight="bold" fo:background-color="#ffffff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bold" fo:background-color="#ffffff" style:font-style-asian="normal" style:font-weight-asian="bold" style:font-style-complex="normal" style:font-weight-complex="bold"/>
    </style:style>
    <style:style style:name="P13" style:family="paragraph" style:parent-style-name="Table_20_Contents">
      <style:text-properties fo:background-color="#ffffff"/>
    </style:style>
    <style:style style:name="P14" style:family="paragraph" style:parent-style-name="Table_20_Contents">
      <style:paragraph-properties fo:text-align="center" style:justify-single-word="false"/>
      <style:text-properties fo:background-color="#ffffff"/>
    </style:style>
    <style:style style:name="P15" style:family="paragraph" style:parent-style-name="Table_20_Contents">
      <style:paragraph-properties fo:text-align="end" style:justify-single-word="false"/>
      <style:text-properties fo:background-color="#ffffff"/>
    </style:style>
    <style:style style:name="T1" style:family="text">
      <style:text-properties fo:background-color="#ffff00"/>
    </style:style>
    <style:style style:name="T2" style:family="text">
      <style:text-properties fo:background-color="#ffff99"/>
    </style:style>
    <style:style style:name="T3" style:family="text">
      <style:text-properties style:text-underline-style="none"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e Brewer<text:tab/></text:p>
      <text:p text:style-name="P1">6/18/23<text:tab/><text:tab/><text:tab/><text:tab/></text:p>
      <text:p text:style-name="P1"/>
      <text:p text:style-name="P2"/>
      <text:p text:style-name="P8">Read File:</text:p>
      <text:p text:style-name="P1">Use fstream to open file </text:p>
      <text:p text:style-name="P1">Create void method loadCourses(striong csvPath, datStructure)</text:p>
      <text:p text:style-name="P1">Call to open file if return value is less than one, then file not found</text:p>
      <text:p text:style-name="P1">Else file found</text:p>
      <text:p text:style-name="P1"><text:tab/>While not End of File</text:p>
      <text:p text:style-name="P1"><text:tab/><text:tab/>Read each line</text:p>
      <text:p text:style-name="P1"><text:tab/><text:tab/><text:tab/>IF there is less than 2 values in line, return error</text:p>
      <text:p text:style-name="P1"><text:tab/><text:tab/><text:tab/>ELSE read parameters</text:p>
      <text:p text:style-name="P1"><text:tab/><text:tab/><text:tab/>IF third or more parameter is in first parameter in the list</text:p>
      <text:p text:style-name="P1"><text:tab/><text:tab/>continue</text:p>
      <text:p text:style-name="P1"><text:tab/><text:tab/><text:tab/>ELSE return Error</text:p>
      <text:p text:style-name="P1">Close File</text:p>
      <text:p text:style-name="P1"/>
      <text:p text:style-name="P1"/>
      <text:p text:style-name="P8">Hold Course Information:</text:p>
      <text:p text:style-name="P1">Create structure Course {}</text:p>
      <text:p text:style-name="P1">Create Identifiers: Course ID, Course Name, Prerequisite</text:p>
      <text:p text:style-name="P1"/>
      <text:p text:style-name="P11">//Vector//</text:p>
      <text:p text:style-name="P1">vector&lt;Course&gt;loadCourses (string: csvPath)</text:p>
      <text:p text:style-name="P1">for (int=i;i&lt;file.rowCount();i++)</text:p>
      <text:p text:style-name="P1"/>
      <text:p text:style-name="P1">Create data structe and add to course collections</text:p>
      <text:p text:style-name="P1">Course(course)</text:p>
      <text:p text:style-name="P1">course.courseId=file[i]</text:p>
      <text:p text:style-name="P1">course.name=file[i]</text:p>
      <text:p text:style-name="P1"><text:tab/>while not End of file</text:p>
      <text:p text:style-name="P1"><text:tab/><text:tab/>course.prereq=file[i]</text:p>
      <text:p text:style-name="P1"><text:tab/>courses.push_back(course)</text:p>
      <text:p text:style-name="P1"/>
      <text:p text:style-name="P11">//HashTable//</text:p>
      <text:p text:style-name="P1">Create HshTable</text:p>
      <text:p text:style-name="P1"><text:tab/>Create node struct</text:p>
      <text:p text:style-name="P1"><text:tab/><text:tab/>course.course</text:p>
      <text:p text:style-name="P1"><text:tab/><text:tab/>Unassigned int key</text:p>
      <text:p text:style-name="P1"><text:tab/>Vector&lt;node&gt;nodes</text:p>
      <text:p text:style-name="P1"><text:tab/>Define tableSize</text:p>
      <text:p text:style-name="P1"><text:tab/>Unassigned int has (int key)</text:p>
      <text:p text:style-name="P1"/>
      <text:p text:style-name="P1">Create insert method Void HashTable:Insert(Course name)</text:p>
      <text:p text:style-name="P1">Create key for given course, search key value within node</text:p>
      <text:p text:style-name="P1">If no entry found for key</text:p>
      <text:p text:style-name="P1"><text:tab/>Assign node to key position</text:p>
      <text:p text:style-name="P1">Else if node is used</text:p>
      <text:p text:style-name="P1"><text:soft-page-break/><text:tab/>Assign old node key to Unit_Max, set to current key and set old node to course</text:p>
      <text:p text:style-name="P1">Next node to null pointer</text:p>
      <text:p text:style-name="P1">Else find the next open node</text:p>
      <text:p text:style-name="P1"><text:tab/>Add newNode to end of list</text:p>
      <text:p text:style-name="P1"/>
      <text:p text:style-name="P1">Void loadCourses(strong:csvPath, HashTable)</text:p>
      <text:p text:style-name="P1">loop to read lines of CSV file</text:p>
      <text:p text:style-name="P1">for (unassigned int [i] ; i&lt;file.rowCount;i++)</text:p>
      <text:p text:style-name="P1"><text:tab/>Create data struct and add to course collections</text:p>
      <text:p text:style-name="P1"><text:tab/>Course course</text:p>
      <text:p text:style-name="P1"><text:tab/>course.courseId=file[i]</text:p>
      <text:p text:style-name="P1"><text:tab/>course.name=file[i]</text:p>
      <text:p text:style-name="P1"><text:tab/><text:tab/>while not End of File</text:p>
      <text:p text:style-name="P1"><text:tab/><text:tab/><text:tab/>course.prereq=file[i]</text:p>
      <text:p text:style-name="P1"><text:tab/>hashTable-&gt;Insert(course name)</text:p>
      <text:p text:style-name="P1"/>
      <text:p text:style-name="P11">//Tree//</text:p>
      <text:p text:style-name="P1">Define binary search tree, hold courses</text:p>
      <text:p text:style-name="P1"><text:tab/>BinarySearchTree*bst</text:p>
      <text:p text:style-name="P1"><text:tab/>bst=new BinarySearchTree()</text:p>
      <text:p text:style-name="P1"><text:tab/>Course name</text:p>
      <text:p text:style-name="P1"/>
      <text:p text:style-name="P1">Create add node method, void BinarySearchTree:addNode(Node, Course name)</text:p>
      <text:p text:style-name="P1">If root is null, add root</text:p>
      <text:p text:style-name="P1">If node is less than root, add node left</text:p>
      <text:p text:style-name="P1"><text:tab/>if no left node</text:p>
      <text:p text:style-name="P1"><text:tab/><text:tab/>current node becomes left</text:p>
      <text:p text:style-name="P1">If node is greater than root, add node right</text:p>
      <text:p text:style-name="P1"><text:tab/>if no right node</text:p>
      <text:p text:style-name="P1"><text:tab/><text:tab/>current node becomes right</text:p>
      <text:p text:style-name="P1"/>
      <text:p text:style-name="P1">void loadCourses(string:csvPath, BinararysearchTree*bst)</text:p>
      <text:p text:style-name="P1">Loop to read CSV file rows</text:p>
      <text:p text:style-name="P1"><text:tab/>for(unassigned int=0,i&lt;file.rowCount();i++)</text:p>
      <text:p text:style-name="P1"><text:tab/>Create data struct, add to collection of courses</text:p>
      <text:p text:style-name="P1"><text:tab/>Create course</text:p>
      <text:p text:style-name="P1"><text:tab/>course.courseId=file[i]</text:p>
      <text:p text:style-name="P1"><text:tab/>course.name=file[i]</text:p>
      <text:p text:style-name="P1"><text:tab/><text:tab/>while not End of File</text:p>
      <text:p text:style-name="P1"><text:tab/><text:tab/><text:tab/>course.prereq=file[i]</text:p>
      <text:p text:style-name="P1"><text:tab/>bst-&gt;Insert(course)</text:p>
      <text:p text:style-name="P1"/>
      <text:p text:style-name="P1"/>
      <text:p text:style-name="P1"/>
      <text:p text:style-name="P1"/>
      <text:p text:style-name="P8">Print Course Information and Prerequisites:</text:p>
      <text:p text:style-name="P1"/>
      <text:p text:style-name="P11">//Vector//</text:p>
      <text:p text:style-name="P1">Create method void print CourseInformation (Vector &lt;course name&gt; courses, String: courseId)</text:p>
      <text:p text:style-name="P1"><text:soft-page-break/>Get user input for courseId</text:p>
      <text:p text:style-name="P1">While vector is not empty</text:p>
      <text:p text:style-name="P1">If input is same as courseId</text:p>
      <text:p text:style-name="P1"><text:tab/>output course.courseId &lt;output course name&gt;</text:p>
      <text:p text:style-name="P1"><text:tab/>while (prerep = true)</text:p>
      <text:p text:style-name="P1"><text:tab/><text:tab/>output course.prereq</text:p>
      <text:p text:style-name="P1"/>
      <text:p text:style-name="P11">//HashTable//</text:p>
      <text:p text:style-name="P1">Create method void print CopurseInformation (Vecotor &lt;course name&gt; courses, String: courseId)</text:p>
      <text:p text:style-name="P1">Get user input for courseId</text:p>
      <text:p text:style-name="P1"/>
      <text:p text:style-name="P1">Assign key = courseId</text:p>
      <text:p text:style-name="P1">Assign node to node(key)</text:p>
      <text:p text:style-name="P1"/>
      <text:p text:style-name="P1">If current node matches key</text:p>
      <text:p text:style-name="P1"><text:tab/>Return course display Courses(nodes(key)course)</text:p>
      <text:p text:style-name="P1">If node points to null, return null</text:p>
      <text:p text:style-name="P1">Else while node not null, check against current key</text:p>
      <text:p text:style-name="P1"><text:tab/>If key matches courseId, Return course, displayCourse(node(key)course)</text:p>
      <text:p text:style-name="P1"><text:tab/>Point to next node</text:p>
      <text:p text:style-name="P1"/>
      <text:p text:style-name="P11">//Binary Tree//</text:p>
      <text:p text:style-name="P1">Create method void print CourseInformation(Tree&lt;Course&gt;courses, String: courseId)</text:p>
      <text:p text:style-name="P1">Get user input for courseId</text:p>
      <text:p text:style-name="P1">Assign current node to root</text:p>
      <text:p text:style-name="P1">While current is not null</text:p>
      <text:p text:style-name="P1"><text:tab/>If courseId matches current</text:p>
      <text:p text:style-name="P1"><text:tab/><text:tab/>Return current output courseId&lt;&lt;output course name</text:p>
      <text:p text:style-name="P1"><text:tab/><text:tab/>While (prereq = true)</text:p>
      <text:p text:style-name="P1"><text:tab/><text:tab/><text:tab/>output course.prereq</text:p>
      <text:p text:style-name="P1"><text:tab/>If courseId is less than root</text:p>
      <text:p text:style-name="P1"><text:tab/><text:tab/>Set current left</text:p>
      <text:p text:style-name="P1"><text:tab/>Else set current right</text:p>
      <text:p text:style-name="P1"/>
      <text:p text:style-name="P8">Menu:</text:p>
      <text:p text:style-name="P1">Set choice to 0</text:p>
      <text:p text:style-name="P1">Create while loop for menu, while choice does not equal 4</text:p>
      <text:p text:style-name="P1">Output menu choices (1. Load Course File, 2. Print Course List, 3. Print Course, 4. Exit)</text:p>
      <text:p text:style-name="P1">Create switch (user input)</text:p>
      <text:p text:style-name="P1">Case 1: loadCourses(courseFiles)</text:p>
      <text:p text:style-name="P1">Case 2: printSorted(courses) call to print sorted list</text:p>
      <text:p text:style-name="P1">Case 3: printCourseInformation(courseId) call to print course information</text:p>
      <text:p text:style-name="P1">Case 4: End program </text:p>
      <text:p text:style-name="P8"/>
      <text:p text:style-name="P8">Print Sorted List:</text:p>
      <text:p text:style-name="P8"/>
      <text:p text:style-name="P8">//Vector//</text:p>
      <text:p text:style-name="P3">Create sorted print method for printSorted(courses)</text:p>
      <text:p text:style-name="P3">Create partition method</text:p>
      <text:p text:style-name="P3"><text:soft-page-break/><text:s/>int partition (vector(Course name), int begin, int end)</text:p>
      <text:p text:style-name="P3"><text:tab/>Set lowindex for first element, set highIndex to last element in list</text:p>
      <text:p text:style-name="P3"><text:tab/>Set midpoint to lowIndex +(highIndex-lowIndex)/2</text:p>
      <text:p text:style-name="P3"><text:tab/>Set pivot midpoint</text:p>
      <text:p text:style-name="P3"><text:tab/>Decrement highIndex, while pivot is less than highIndex</text:p>
      <text:p text:style-name="P3"><text:tab/>Swap lower values left of pivot, higher to right of pivot</text:p>
      <text:p text:style-name="P3"><text:tab/><text:tab/>Set temp value to low index</text:p>
      <text:p text:style-name="P3"><text:tab/><text:tab/>Set low index to high index</text:p>
      <text:p text:style-name="P3"><text:tab/><text:tab/>Set high index to temp</text:p>
      <text:p text:style-name="P3">Create quicksort method void quicksort(vector(Course name), int begin, int end)</text:p>
      <text:p text:style-name="P3"><text:tab/>Set mid 0, lowIndex to begin, highIndex to end</text:p>
      <text:p text:style-name="P3"><text:tab/>If begin is greatrer than end, return</text:p>
      <text:p text:style-name="P3"><text:tab/>Set lowEndIndex to partition(courses, lowIndex, highIndex)</text:p>
      <text:p text:style-name="P3"><text:tab/>Create recursice call for quicksort</text:p>
      <text:p text:style-name="P3"><text:tab/>quickSort*courses, lowIndex, lowEndIndex)</text:p>
      <text:p text:style-name="P3"><text:tab/>quickSort*courses, lowEndIndex+1, highIndex)</text:p>
      <text:p text:style-name="P3">Create display couraes method void displayCourse(course name)</text:p>
      <text:p text:style-name="P3"><text:tab/>cout&lt;&lt;courfes.courseId&lt;&lt;:&lt;&lt;course.name&lt;&lt;:&lt;&lt;course.prereq&lt;&lt;end</text:p>
      <text:p text:style-name="P3">Loop through display vecotr</text:p>
      <text:p text:style-name="P3"><text:tab/>for(int=0; i&lt;copurses.size();++i)</text:p>
      <text:p text:style-name="P3"><text:tab/><text:tab/>displayCourse(course[i])</text:p>
      <text:p text:style-name="P3"/>
      <text:p text:style-name="P12">//Tree//</text:p>
      <text:p text:style-name="P3">Create inOrder method void BinarySearchTree::inOrder(Node*node)</text:p>
      <text:p text:style-name="P3"><text:tab/>If (node !=Null)</text:p>
      <text:p text:style-name="P3"><text:tab/>Check left side first</text:p>
      <text:p text:style-name="P3"><text:tab/>inOrder(node-&gt;left)</text:p>
      <text:p text:style-name="P3"><text:tab/>cout&lt;&lt;courfes.courseId&lt;&lt;:&lt;&lt;course.name&lt;&lt;:&lt;&lt;course.prereq&lt;&lt;end</text:p>
      <text:p text:style-name="P3"><text:tab/>Check right leaf</text:p>
      <text:p text:style-name="P3"><text:tab/>inOrder(node-&gt;right)</text:p>
      <text:p text:style-name="P3"><text:tab/>cout&lt;&lt;courfes.courseId&lt;&lt;:&lt;&lt;course.name&lt;&lt;:&lt;&lt;course.prereq&lt;&lt;end</text:p>
      <text:p text:style-name="P3"/>
      <text:p text:style-name="P3"/>
      <text:p text:style-name="P3"/>
      <text:p text:style-name="P8">Analysis</text:p>
      <text:p text:style-name="P3"/>
      <text:p text:style-name="P4">After designing the pseudocode using vector, hash and binary, I was able to see the differences between the data structures from a new perspective. The quickest method to read and add a file is the vector method; though its disadvantage is it checks each item until the selected course is found. This leans towards a simple and straightforward method of searching; an advantage for simple search tools. Vector structures lead with simplicity while hash tables allow for more organization. Hash tables can quickly search list and create a key location for easy access to search and print. <text:s/>A disadvantage of a hash table is the list itself cannot be sorted. Each value must be extracted and sorted to rearranged in an <text:soft-page-break/>alphanumerical order; leading to longer processing time. Binary trees hold an advantage over the other two structures with fast sorting ability and efficiency for deletion/insertion. The code is also much more simple compared to to the other two data structures. Since Binary Tress are broken into branches with subset keys; it causes the search element to run slower. Imbalances within the search trees can also lead to complexity. </text:p>
      <text:p text:style-name="P9">Recommendation</text:p>
      <text:p text:style-name="P4"><text:tab/>My data structure recommendation would be the vector structure. Based on the Big O analysis; the vector structure provides more efficient run time as as it is required run less functions as requested per user. Since this project requires a simple course catalog with similar information; a vector structure will support its simplicity. </text:p>
      <text:p text:style-name="P1"/>
      <text:p text:style-name="P3"/>
      <text:p text:style-name="P3"/>
      <text:p text:style-name="P5">//Vector//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Code</text:p>
          </table:table-cell>
          <table:table-cell table:style-name="Table1.A1" office:value-type="string">
            <text:p text:style-name="P13">Line Cost</text:p>
          </table:table-cell>
          <table:table-cell table:style-name="Table1.A1" office:value-type="string">
            <text:p text:style-name="P13">Number of times run</text:p>
          </table:table-cell>
          <table:table-cell table:style-name="Table1.D1" office:value-type="string">
            <text:p text:style-name="P13">Total Cost</text:p>
          </table:table-cell>
        </table:table-row>
        <table:table-row>
          <table:table-cell table:style-name="Table1.A2" office:value-type="string">
            <text:p text:style-name="P13">For all courses</text:p>
          </table:table-cell>
          <table:table-cell table:style-name="Table1.B2" office:value-type="float" office:value="2">
            <text:p text:style-name="P14">2</text:p>
          </table:table-cell>
          <table:table-cell table:style-name="Table1.A2" office:value-type="string">
            <text:p text:style-name="P14">n</text:p>
          </table:table-cell>
          <table:table-cell table:style-name="Table1.D2" office:value-type="string">
            <text:p text:style-name="P14">n</text:p>
          </table:table-cell>
        </table:table-row>
        <table:table-row>
          <table:table-cell table:style-name="Table1.A2" office:value-type="string">
            <text:p text:style-name="P14">Course is same as Course Number</text:p>
          </table:table-cell>
          <table:table-cell table:style-name="Table1.B2" office:value-type="float" office:value="1">
            <text:p text:style-name="P14">1</text:p>
          </table:table-cell>
          <table:table-cell table:style-name="Table1.A2" office:value-type="string">
            <text:p text:style-name="P14">n</text:p>
          </table:table-cell>
          <table:table-cell table:style-name="Table1.D2" office:value-type="string">
            <text:p text:style-name="P14">n</text:p>
          </table:table-cell>
        </table:table-row>
        <table:table-row>
          <table:table-cell table:style-name="Table1.A2" office:value-type="string">
            <text:p text:style-name="P15">Print course information</text:p>
          </table:table-cell>
          <table:table-cell table:style-name="Table1.B2" office:value-type="float" office:value="2">
            <text:p text:style-name="P14">2</text:p>
          </table:table-cell>
          <table:table-cell table:style-name="Table1.B2" office:value-type="float" office:value="1">
            <text:p text:style-name="P14">1</text:p>
          </table:table-cell>
          <table:table-cell table:style-name="Table1.D4" office:value-type="float" office:value="1">
            <text:p text:style-name="P14">1</text:p>
          </table:table-cell>
        </table:table-row>
        <table:table-row>
          <table:table-cell table:style-name="Table1.A2" office:value-type="string">
            <text:p text:style-name="P15">For each prerequisite of course</text:p>
          </table:table-cell>
          <table:table-cell table:style-name="Table1.B2" office:value-type="float" office:value="1">
            <text:p text:style-name="P14">1</text:p>
          </table:table-cell>
          <table:table-cell table:style-name="Table1.A2" office:value-type="string">
            <text:p text:style-name="P14">n</text:p>
          </table:table-cell>
          <table:table-cell table:style-name="Table1.D2" office:value-type="string">
            <text:p text:style-name="P14">n</text:p>
          </table:table-cell>
        </table:table-row>
        <table:table-row>
          <table:table-cell table:style-name="Table1.A2" office:value-type="string">
            <text:p text:style-name="P13">Print prerequisite course information</text:p>
          </table:table-cell>
          <table:table-cell table:style-name="Table1.B2" office:value-type="float" office:value="2">
            <text:p text:style-name="P14">2</text:p>
          </table:table-cell>
          <table:table-cell table:style-name="Table1.A2" office:value-type="string">
            <text:p text:style-name="P14">n</text:p>
          </table:table-cell>
          <table:table-cell table:style-name="Table1.D2" office:value-type="string">
            <text:p text:style-name="P14">n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Total Cost</text:p>
          </table:table-cell>
          <table:table-cell table:style-name="Table1.D2" office:value-type="string">
            <text:p text:style-name="P13">6n+1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Runtime</text:p>
          </table:table-cell>
          <table:table-cell table:style-name="Table1.D2" office:value-type="string">
            <text:p text:style-name="P13">1(n)</text:p>
          </table:table-cell>
        </table:table-row>
      </table:table>
      <text:p text:style-name="P3"/>
      <text:p text:style-name="P3"/>
      <text:p text:style-name="P7">/<text:span text:style-name="T3">/Hash table//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3">Code</text:p>
          </table:table-cell>
          <table:table-cell table:style-name="Table2.A1" office:value-type="string">
            <text:p text:style-name="P13">Line Cost</text:p>
          </table:table-cell>
          <table:table-cell table:style-name="Table2.A1" office:value-type="string">
            <text:p text:style-name="P13">Number of times run</text:p>
          </table:table-cell>
          <table:table-cell table:style-name="Table2.D1" office:value-type="string">
            <text:p text:style-name="P13">Total Cost</text:p>
          </table:table-cell>
        </table:table-row>
        <table:table-row>
          <table:table-cell table:style-name="Table2.A2" office:value-type="string">
            <text:p text:style-name="P13">For all courses</text:p>
          </table:table-cell>
          <table:table-cell table:style-name="Table2.B2" office:value-type="float" office:value="1">
            <text:p text:style-name="P14">1</text:p>
          </table:table-cell>
          <table:table-cell table:style-name="Table2.A2" office:value-type="string">
            <text:p text:style-name="P14">n</text:p>
          </table:table-cell>
          <table:table-cell table:style-name="Table2.D2" office:value-type="string">
            <text:p text:style-name="P14">n</text:p>
          </table:table-cell>
        </table:table-row>
        <table:table-row>
          <table:table-cell table:style-name="Table2.A2" office:value-type="string">
            <text:p text:style-name="P14">Course is same as Course Number</text:p>
          </table:table-cell>
          <table:table-cell table:style-name="Table2.B2" office:value-type="float" office:value="1">
            <text:p text:style-name="P14">1</text:p>
          </table:table-cell>
          <table:table-cell table:style-name="Table2.A2" office:value-type="string">
            <text:p text:style-name="P14">n</text:p>
          </table:table-cell>
          <table:table-cell table:style-name="Table2.D2" office:value-type="string">
            <text:p text:style-name="P14">n</text:p>
          </table:table-cell>
        </table:table-row>
        <table:table-row>
          <table:table-cell table:style-name="Table2.A2" office:value-type="string">
            <text:p text:style-name="P15">Print course information</text:p>
          </table:table-cell>
          <table:table-cell table:style-name="Table2.B2" office:value-type="float" office:value="2">
            <text:p text:style-name="P14">2</text:p>
          </table:table-cell>
          <table:table-cell table:style-name="Table2.B2" office:value-type="float" office:value="1">
            <text:p text:style-name="P14">1</text:p>
          </table:table-cell>
          <table:table-cell table:style-name="Table2.D4" office:value-type="float" office:value="1">
            <text:p text:style-name="P14">1</text:p>
          </table:table-cell>
        </table:table-row>
        <table:table-row>
          <table:table-cell table:style-name="Table2.A2" office:value-type="string">
            <text:p text:style-name="P15">For each prerequisite of course</text:p>
          </table:table-cell>
          <table:table-cell table:style-name="Table2.B2" office:value-type="float" office:value="1">
            <text:p text:style-name="P14">1</text:p>
          </table:table-cell>
          <table:table-cell table:style-name="Table2.A2" office:value-type="string">
            <text:p text:style-name="P14">n</text:p>
          </table:table-cell>
          <table:table-cell table:style-name="Table2.D2" office:value-type="string">
            <text:p text:style-name="P14">n</text:p>
          </table:table-cell>
        </table:table-row>
        <table:table-row>
          <table:table-cell table:style-name="Table2.A2" office:value-type="string">
            <text:p text:style-name="P13">Print prerequisite course information</text:p>
          </table:table-cell>
          <table:table-cell table:style-name="Table2.B2" office:value-type="float" office:value="4">
            <text:p text:style-name="P14">4</text:p>
          </table:table-cell>
          <table:table-cell table:style-name="Table2.A2" office:value-type="string">
            <text:p text:style-name="P14">n</text:p>
          </table:table-cell>
          <table:table-cell table:style-name="Table2.D2" office:value-type="string">
            <text:p text:style-name="P14">n</text:p>
          </table:table-cell>
        </table:table-row>
        <text:soft-page-break/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>Total Cost</text:p>
          </table:table-cell>
          <table:table-cell table:style-name="Table2.D2" office:value-type="string">
            <text:p text:style-name="P13">9m+1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>Runtime</text:p>
          </table:table-cell>
          <table:table-cell table:style-name="Table2.D2" office:value-type="string">
            <text:p text:style-name="P13">0(n)</text:p>
          </table:table-cell>
        </table:table-row>
      </table:table>
      <text:p text:style-name="P1"/>
      <text:p text:style-name="P1"/>
      <text:p text:style-name="P6">//Binary Tree//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3">Code</text:p>
          </table:table-cell>
          <table:table-cell table:style-name="Table3.A1" office:value-type="string">
            <text:p text:style-name="P13">Line Cost</text:p>
          </table:table-cell>
          <table:table-cell table:style-name="Table3.A1" office:value-type="string">
            <text:p text:style-name="P13">Number of times run</text:p>
          </table:table-cell>
          <table:table-cell table:style-name="Table3.D1" office:value-type="string">
            <text:p text:style-name="P13">Total Cost</text:p>
          </table:table-cell>
        </table:table-row>
        <table:table-row>
          <table:table-cell table:style-name="Table3.A2" office:value-type="string">
            <text:p text:style-name="P13">For all courses</text:p>
          </table:table-cell>
          <table:table-cell table:style-name="Table3.B2" office:value-type="float" office:value="1">
            <text:p text:style-name="P14">1</text:p>
          </table:table-cell>
          <table:table-cell table:style-name="Table3.A2" office:value-type="string">
            <text:p text:style-name="P14">n</text:p>
          </table:table-cell>
          <table:table-cell table:style-name="Table3.D2" office:value-type="string">
            <text:p text:style-name="P14">n</text:p>
          </table:table-cell>
        </table:table-row>
        <table:table-row>
          <table:table-cell table:style-name="Table3.A2" office:value-type="string">
            <text:p text:style-name="P14">Course is same as Course Number</text:p>
          </table:table-cell>
          <table:table-cell table:style-name="Table3.B2" office:value-type="float" office:value="1">
            <text:p text:style-name="P14">1</text:p>
          </table:table-cell>
          <table:table-cell table:style-name="Table3.A2" office:value-type="string">
            <text:p text:style-name="P14">n</text:p>
          </table:table-cell>
          <table:table-cell table:style-name="Table3.D2" office:value-type="string">
            <text:p text:style-name="P14">n</text:p>
          </table:table-cell>
        </table:table-row>
        <table:table-row>
          <table:table-cell table:style-name="Table3.A2" office:value-type="string">
            <text:p text:style-name="P15">Print course information</text:p>
          </table:table-cell>
          <table:table-cell table:style-name="Table3.B2" office:value-type="float" office:value="1">
            <text:p text:style-name="P14">1</text:p>
          </table:table-cell>
          <table:table-cell table:style-name="Table3.B2" office:value-type="float" office:value="1">
            <text:p text:style-name="P14">1</text:p>
          </table:table-cell>
          <table:table-cell table:style-name="Table3.D4" office:value-type="float" office:value="1">
            <text:p text:style-name="P14">1</text:p>
          </table:table-cell>
        </table:table-row>
        <table:table-row>
          <table:table-cell table:style-name="Table3.A2" office:value-type="string">
            <text:p text:style-name="P15">For each prerequisite of course</text:p>
          </table:table-cell>
          <table:table-cell table:style-name="Table3.B2" office:value-type="float" office:value="2">
            <text:p text:style-name="P14">2</text:p>
          </table:table-cell>
          <table:table-cell table:style-name="Table3.A2" office:value-type="string">
            <text:p text:style-name="P14">n</text:p>
          </table:table-cell>
          <table:table-cell table:style-name="Table3.D2" office:value-type="string">
            <text:p text:style-name="P14">n</text:p>
          </table:table-cell>
        </table:table-row>
        <table:table-row>
          <table:table-cell table:style-name="Table3.A2" office:value-type="string">
            <text:p text:style-name="P13">Print prerequisite course information</text:p>
          </table:table-cell>
          <table:table-cell table:style-name="Table3.B2" office:value-type="float" office:value="5">
            <text:p text:style-name="P14">5</text:p>
          </table:table-cell>
          <table:table-cell table:style-name="Table3.A2" office:value-type="string">
            <text:p text:style-name="P14">n</text:p>
          </table:table-cell>
          <table:table-cell table:style-name="Table3.D2" office:value-type="string">
            <text:p text:style-name="P14">n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>Total Cost</text:p>
          </table:table-cell>
          <table:table-cell table:style-name="Table3.D2" office:value-type="string">
            <text:p text:style-name="P13">10n+1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>Runtime</text:p>
          </table:table-cell>
          <table:table-cell table:style-name="Table3.D2" office:value-type="string">
            <text:p text:style-name="P13">0(n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ke Brewer</meta:initial-creator>
    <meta:creation-date>2023-06-11T19:04:57.06</meta:creation-date>
    <dc:date>2023-06-18T20:55:06.93</dc:date>
    <dc:creator>Jake Brewer</dc:creator>
    <meta:editing-duration>PT12H11M6S</meta:editing-duration>
    <meta:editing-cycles>24</meta:editing-cycles>
    <meta:generator>OpenOffice/4.1.10$Win32 OpenOffice.org_project/4110m2$Build-9807</meta:generator>
    <meta:document-statistic meta:table-count="3" meta:image-count="0" meta:object-count="0" meta:page-count="6" meta:paragraph-count="244" meta:word-count="1092" meta:character-count="7295"/>
  </office:meta>
</office:document-meta>
</file>